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 User namespace Models</text:p>
      <text:p text:style-name="Standard"><text:tab/>Cette classe contient les fonctions de communications avec la BDD concernant les infos de l'utilisateur<text:line-break/><text:line-break/><text:line-break/>fonction isUserExists :</text:p>
      <text:p text:style-name="Standard"><text:tab/>Paramètre 1 : $login = login de l'utilisateur</text:p>
      <text:p text:style-name="Standard"><text:tab/></text:p>
      <text:p text:style-name="Standard"><text:tab/>Fonction : Vérifie l'existence d'un utilisateur dans la base</text:p>
      <text:p text:style-name="Standard"/>
      <text:p text:style-name="Standard"><text:tab/>Retourne : Boolean true ou false</text:p>
      <text:p text:style-name="Standard"/>
      <text:p text:style-name="Standard">fonction getUserIs :</text:p>
      <text:p text:style-name="Standard"><text:tab/>Paramètre 1 : $login = login de l'utilisateur</text:p>
      <text:p text:style-name="Standard"/>
      <text:p text:style-name="Standard"><text:tab/>Fonction : Récupère l'id d'un utilisateur</text:p>
      <text:p text:style-name="Standard"/>
      <text:p text:style-name="Standard"><text:tab/>Retourne l'id de l'utilisateur (string)</text:p>
      <text:p text:style-name="Standard"/>
      <text:p text:style-name="Standard">fonction getUserPassword :</text:p>
      <text:p text:style-name="Standard"><text:tab/>Paramètre 1 : $login = login de l'utilisateur</text:p>
      <text:p text:style-name="Standard"/>
      <text:p text:style-name="Standard"><text:tab/>Fonction : Récupère le mot de passe d'un utilisateur</text:p>
      <text:p text:style-name="Standard"/>
      <text:p text:style-name="Standard"><text:tab/>Retourne le mot de passe d'un utilisateur (string)</text:p>
      <text:p text:style-name="Standard"/>
      <text:p text:style-name="Standard">fonction getUserName :</text:p>
      <text:p text:style-name="Standard"><text:tab/>Paramètre 1 : $login = login de l'utilisateur</text:p>
      <text:p text:style-name="Standard"/>
      <text:p text:style-name="Standard"><text:tab/>Fonction : récupère le nom et le prénom d'un utilisateur</text:p>
      <text:p text:style-name="Standard"/>
      <text:p text:style-name="Standard"><text:tab/>Retourne : le nom et le prénom d'un utilisateur dans un tableau $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LEMONNIER</meta:initial-creator>
    <meta:creation-date>2021-09-16T17:25:19.92</meta:creation-date>
    <meta:generator>OpenOffice/4.1.6$Win32 OpenOffice.org_project/416m1$Build-9790</meta:generator>
    <dc:date>2021-09-17T08:45:07.92</dc:date>
    <dc:creator>Bastien LEMONNIER</dc:creator>
    <meta:editing-duration>PT15H19M49S</meta:editing-duration>
    <meta:editing-cycles>7</meta:editing-cycles>
    <meta:document-statistic meta:table-count="0" meta:image-count="0" meta:object-count="0" meta:page-count="1" meta:paragraph-count="18" meta:word-count="129" meta:character-count="818"/>
  </office:meta>
</office:document-meta>
</file>